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01000015E9000016041B4D05E8.sv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 fo:wrap-option="no-wrap" draw:shadow="visible"/>
    </style:style>
    <style:style style:name="gr7" style:family="graphic">
      <style:graphic-properties style:protect="size"/>
    </style:style>
    <style:style style:name="gr8" style:family="graphic" style:parent-style-name="objectwithoutfill">
      <style:graphic-properties draw:stroke="dash" draw:stroke-dash="Ultrafine_20_Dashed" svg:stroke-color="#808080" draw:fill="none" draw:textarea-vertical-align="middle"/>
    </style:style>
    <style:style style:name="gr9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fo:text-shadow="1pt 1pt" style:font-size-asian="26pt" style:font-size-complex="26pt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style:font-size-asian="18pt"/>
    </style:style>
    <style:style style:name="P5" style:family="paragraph">
      <style:text-properties style:font-size-asian="20pt"/>
    </style:style>
    <style:style style:name="T1" style:family="text">
      <style:text-properties fo:font-size="26pt" fo:text-shadow="1pt 1pt" style:font-size-asian="26pt" style:font-size-complex="26pt"/>
    </style:style>
    <style:style style:name="T2" style:family="text">
      <style:text-properties fo:font-size="18pt"/>
    </style:style>
    <style:style style:name="T3" style:family="text"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11.2cm" svg:height="11cm" svg:x="0.8cm" svg:y="5.8cm">
          <draw:image xlink:href="Pictures/20000001000015E9000016041B4D05E8.svg" xlink:type="simple" xlink:show="embed" xlink:actuate="onLoad">
            <text:p/>
          </draw:image>
        </draw:frame>
        <draw:frame draw:style-name="gr1" draw:text-style-name="P1" draw:layer="layout" svg:width="11.2cm" svg:height="11cm" svg:x="15.8cm" svg:y="5.8cm">
          <draw:image xlink:href="Pictures/20000001000015E9000016041B4D05E8.svg" xlink:type="simple" xlink:show="embed" xlink:actuate="onLoad">
            <text:p/>
          </draw:image>
        </draw:frame>
        <draw:line draw:style-name="gr2" draw:text-style-name="P1" draw:layer="layout" svg:x1="9.2cm" svg:y1="9.8cm" svg:x2="18.2cm" svg:y2="9.8cm">
          <text:p/>
        </draw:line>
        <draw:line draw:style-name="gr2" draw:text-style-name="P1" draw:layer="layout" svg:x1="9.2cm" svg:y1="11.8cm" svg:x2="18.2cm" svg:y2="11.8cm">
          <text:p/>
        </draw:line>
        <draw:custom-shape draw:style-name="gr3" draw:text-style-name="P1" draw:layer="layout" svg:width="1cm" svg:height="1cm" svg:x="8.8cm" svg:y="9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8.8cm" svg:y="11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7.6cm" svg:y="11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7.6cm" svg:y="9.3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6cm" svg:height="0.933cm" svg:x="9.4cm" svg:y="8.6cm">
          <draw:text-box>
            <text:p>100Mbps</text:p>
          </draw:text-box>
        </draw:frame>
        <draw:frame draw:style-name="gr4" draw:layer="layout" svg:width="3.6cm" svg:height="0.933cm" svg:x="9.4cm" svg:y="12.067cm">
          <draw:text-box>
            <text:p>100Mbps</text:p>
          </draw:text-box>
        </draw:frame>
        <draw:custom-shape draw:style-name="gr5" draw:text-style-name="P1" draw:layer="layout" svg:width="1.8cm" svg:height="6cm" svg:x="13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5.2cm" svg:height="2cm" svg:x="14.2cm" svg:y="5.4cm">
          <text:p text:style-name="P1">200Mbpsの帯域</text:p>
          <draw:enhanced-geometry svg:viewBox="0 0 21600 21600" draw:text-areas="800 800 20800 20800" draw:type="round-rectangular-callout" draw:modifiers="1366.35262449529 32232.68365817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2" draw:layer="layout" svg:width="9.8cm" svg:height="1.238cm" svg:x="9cm" svg:y="14.2cm">
          <draw:text-box>
            <text:p text:style-name="P1"><text:span text:style-name="T1">通信速度の向上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frame draw:style-name="gr1" draw:text-style-name="P1" draw:layer="layout" svg:width="11.2cm" svg:height="11cm" svg:x="0.8cm" svg:y="5.8cm">
          <draw:image xlink:href="Pictures/20000001000015E9000016041B4D05E8.svg" xlink:type="simple" xlink:show="embed" xlink:actuate="onLoad">
            <text:p/>
          </draw:image>
        </draw:frame>
        <draw:frame draw:style-name="gr1" draw:text-style-name="P1" draw:layer="layout" svg:width="11.2cm" svg:height="11cm" svg:x="15.8cm" svg:y="5.8cm">
          <draw:image xlink:href="Pictures/20000001000015E9000016041B4D05E8.svg" xlink:type="simple" xlink:show="embed" xlink:actuate="onLoad">
            <text:p/>
          </draw:image>
        </draw:frame>
        <draw:line draw:style-name="gr8" draw:text-style-name="P1" draw:layer="layout" svg:x1="9.2cm" svg:y1="9.8cm" svg:x2="18.2cm" svg:y2="9.8cm">
          <text:p/>
        </draw:line>
        <draw:line draw:style-name="gr2" draw:text-style-name="P1" draw:layer="layout" svg:x1="9.2cm" svg:y1="11.8cm" svg:x2="18.2cm" svg:y2="11.8cm">
          <text:p/>
        </draw:line>
        <draw:custom-shape draw:style-name="gr9" draw:text-style-name="P1" draw:layer="layout" svg:width="1cm" svg:height="1cm" svg:x="8.8cm" svg:y="9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8.8cm" svg:y="11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7.6cm" svg:y="11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1cm" svg:x="17.6cm" svg:y="9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6cm" svg:height="0.933cm" svg:x="9.4cm" svg:y="12.067cm">
          <draw:text-box>
            <text:p><text:span text:style-name="T2">100Mbps</text:span></text:p>
          </draw:text-box>
        </draw:frame>
        <draw:custom-shape draw:style-name="gr5" draw:text-style-name="P1" draw:layer="layout" svg:width="1.8cm" svg:height="6cm" svg:x="13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6.2cm" svg:height="2cm" svg:x="14.2cm" svg:y="5.4cm">
          <text:p text:style-name="P1"><text:span text:style-name="T3">故障していない</text:span></text:p>
          <text:p text:style-name="P1"><text:span text:style-name="T3">回線のみ使用</text:span></text:p>
          <draw:enhanced-geometry svg:viewBox="0 0 21600 21600" draw:text-areas="800 800 20800 20800" draw:type="round-rectangular-callout" draw:modifiers="-884.760522496372 69020.68965517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2" draw:layer="layout" svg:width="9.8cm" svg:height="1.238cm" svg:x="9cm" svg:y="14.2cm">
          <draw:text-box>
            <text:p text:style-name="P1"><text:span text:style-name="T1">耐障害性の向上</text:span></text:p>
          </draw:text-box>
        </draw:frame>
        <draw:custom-shape draw:style-name="gr10" draw:text-style-name="P1" draw:layer="layout" svg:width="1.8cm" svg:height="1.8cm" draw:transform="rotate (-0.785398163397449) translate (12.273cm 8.6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473.7665724842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3.6cm" svg:height="0.933cm" svg:x="9.4cm" svg:y="8.6cm">
          <draw:text-box>
            <text:p><text:span text:style-name="T2">100Mbps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yu </meta:initial-creator>
    <meta:creation-date>2013-11-07T13:53:11</meta:creation-date>
    <dc:date>2013-11-07T14:12:52</dc:date>
    <dc:creator>ryu </dc:creator>
    <meta:editing-duration>P0D</meta:editing-duration>
    <meta:editing-cycles>2</meta:editing-cycles>
    <meta:generator>LibreOffice/3.6$Linux_X86_64 LibreOffice_project/360m1$Build-2</meta:generator>
    <meta:document-statistic meta:object-count="52"/>
  </office:meta>
</office:document-meta>
</file>